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top" style:vertical-rel="paragraph-content" style:horizontal-pos="center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4"><text:span text:style-name="T9">do text</text:span></text:p><text:p text:style-name="P4"><text:span text:style-name="T9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Demande de permis d'urbanisme : Fiche récapitulative</text:p>
      <text:p text:style-name="UrbanBody"/>
      <text:p text:style-name="UrbanBody"><text:span text:style-name="T3"><office:annotation><dc:creator>Gauthier Bastien</dc:creator><dc:date>2011-01-13T14:56:41</dc:date><text:p text:style-name="P4"><text:span text:style-name="T9">do text</text:span></text:p><text:p text:style-name="P4"><text:span text:style-name="T9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4"><text:span text:style-name="T8">do text if len(self.getApplicants()) &gt; 1</text:span></text:p></office:annotation><text:span text:style-name="T5">Demandeurs :</text:span></text:p>
      <text:p text:style-name="UrbanBody"><office:annotation><dc:creator>Gauthier Bastien</dc:creator><dc:date>2011-02-16T16:13:21</dc:date><text:p text:style-name="P4"><text:span text:style-name="T7">do text if not len(self.getApplicants()) &gt; 1</text:span></text:p></office:annotation><text:span text:style-name="T5">Demandeur :</text:span></text:p>
      <text:p text:style-name="UrbanBody"><draw:frame draw:style-name="fr2" draw:name="Cadre1" text:anchor-type="paragraph" svg:width="16.713cm" draw:z-index="1"><draw:text-box fo:min-height="0.773cm"><text:p text:style-name="P3"><text:text-input text:description="Demandeurs">self.getApplicantsSignaletic()</text:text-input></text:p></draw:text-box></draw:frame></text:p>
      <text:p text:style-name="UrbanBody"><text:span text:style-name="T5">Objet :</text:span> </text:p>
      <text:p text:style-name="UrbanBody"><draw:frame draw:style-name="fr2" draw:name="Cadre3" text:anchor-type="paragraph" svg:width="16.713cm" draw:z-index="2"><draw:text-box fo:min-height="0.773cm"><text:p text:style-name="P3"><text:text-input text:description="Objet des travaux">self.getLicenceSubject()</text:text-input></text:p></draw:text-box></draw:frame></text:p>
      <text:p text:style-name="UrbanBody"><text:span text:style-name="T5">Situation :</text:span> </text:p>
      <text:p text:style-name="UrbanBody"><draw:frame draw:style-name="fr2" draw:name="Cadre4" text:anchor-type="paragraph" svg:width="16.713cm" draw:z-index="3"><draw:text-box fo:min-height="0.773cm"><text:p text:style-name="P3"><text:text-input text:description="Situation des travaux">self.getWorkLocationSignaletic()</text:text-input></text:p></draw:text-box></draw:frame></text:p>
      <text:p text:style-name="UrbanBody"><text:span text:style-name="T5">Auteur de projet :</text:span> </text:p>
      <text:p text:style-name="UrbanBody"><draw:frame draw:style-name="fr2" draw:name="Cadre5" text:anchor-type="paragraph" svg:width="16.713cm" draw:z-index="4"><draw:text-box fo:min-height="0.773cm"><text:p text:style-name="P3"><text:text-input text:description="Architectes">self.getArchitectsSignaletic()</text:text-input></text:p></draw:text-box></draw:frame></text:p>
      <text:p text:style-name="UrbanBody"><text:span text:style-name="T5">Accusé de réception :</text:span> <text:span text:style-name="T3"><text:text-input text:description="Date de la décision d'octroi/refus">tool.formatDate(tool.getEventByEventTypeId(self, 'depot-de-la-demande').getDecisionDate())</text:text-input></text:span></text:p>
      <text:p text:style-name="UrbanBody">Envoi premier dossier :<text:span text:style-name="T6"> </text:span><text:span text:style-name="T4"><text:text-input text:description="Date de la décision d'octroi/refus">tool.formatDate(tool.getEventByEventTypeId(self, 'transmis-1er-dossier-rw').getDecisionDate())</text:text-input></text:span></text:p>
      <text:p text:style-name="UrbanBody">Demande d'avis :<text:span text:style-name="T6"> </text:span></text:p>
      <text:p text:style-name="UrbanBody"><text:span text:style-name="T5">Collège :</text:span> <text:span text:style-name="T3"><text:text-input text:description="Date de la décision d'octroi/refus">tool.formatDate(tool.getEventByEventTypeId(self, 'rapport-du-college').getDecisionDate())</text:text-input></text:span></text:p>
      <text:p text:style-name="UrbanBody"><text:span text:style-name="T5">Envoi second dossier :</text:span> <text:span text:style-name="T3"><text:text-input text:description="Date de la décision d'octroi/refus">tool.formatDate(tool.getEventByEventTypeId(self, 'transmis-2eme-dossier-rw').getDecisionDate())</text:text-input></text:span></text:p>
      <text:p text:style-name="UrbanBody"><text:span text:style-name="T5">Référence SPW - DGO4 :</text:span> <text:text-input text:description="Référence DGATLP">self.getReferenceDGATLP()</text:text-input></text:p>
      <text:p text:style-name="UrbanBody"/>
      <text:p text:style-name="UrbanBody"><draw:frame draw:style-name="fr2" draw:name="Cadre6" text:anchor-type="paragraph" svg:width="16.713cm" draw:z-index="5"><draw:text-box fo:min-height="0.773cm"><text:p text:style-name="P3"><text:span text:style-name="T5">OCTROI / REFUS</text:span><text:tab/><text:tab/><text:tab/><text:tab/><text:span text:style-name="T5">Date :</text:span> <text:text-input text:description="Date de la décision d'octroi/refus">tool.formatDate(tool.getEventByEventTypeId(self, 'delivrance-du-permis-octroi-ou-refus').getDecisionDate())</text:text-input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creation-date>2009-07-27T10:37:25</meta:creation-date>
    <dc:date>2011-08-10T14:56:35</dc:date>
    <dc:language>fr-FR</dc:language>
    <meta:editing-cycles>60</meta:editing-cycles>
    <meta:editing-duration>P1DT8H19M25S</meta:editing-duration>
    <dc:creator>sde </dc:creator>
    <meta:document-statistic meta:table-count="0" meta:image-count="0" meta:object-count="0" meta:page-count="1" meta:paragraph-count="21" meta:word-count="70" meta:character-count="955"/>
    <meta:user-defined meta:name="Info 1"/>
    <meta:user-defined meta:name="Info 2"/>
    <meta:user-defined meta:name="Info 3"/>
    <meta:user-defined meta:name="Info 4"/>
  </office:meta>
</office:document-meta>
</file>